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B0000085A078AFC3F.png" manifest:media-type="image/png"/>
  <manifest:file-entry manifest:full-path="Pictures/10000201000002A9000003203E884B1C.png" manifest:media-type="image/png"/>
  <manifest:file-entry manifest:full-path="Pictures/100000000000017A00000255FDAE92E87512B8D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842cm" svg:y1="4.98cm" svg:x2="9.906cm" svg:y2="4.98cm">
          <text:p/>
        </draw:line>
        <draw:frame draw:style-name="gr2" draw:text-style-name="P2" draw:layer="layout" svg:width="3.782cm" svg:height="0.762cm" svg:x="6.212cm" svg:y="3.402cm">
          <draw:text-box>
            <text:p><text:span text:style-name="T1">Inquires the IMSI</text:span></text:p>
          </draw:text-box>
        </draw:frame>
        <draw:frame draw:style-name="gr2" draw:text-style-name="P2" draw:layer="layout" svg:width="1.462cm" svg:height="0.762cm" svg:x="7.212cm" svg:y="4.202cm">
          <draw:text-box>
            <text:p><text:span text:style-name="T1">IMSI</text:span></text:p>
          </draw:text-box>
        </draw:frame>
        <draw:frame draw:style-name="gr3" draw:text-style-name="P3" draw:layer="layout" svg:width="3.81cm" svg:height="0.806cm" svg:x="11.484cm" svg:y="7.838cm">
          <draw:text-box>
            <text:p><text:span text:style-name="T2">Legitimate SN</text:span></text:p>
          </draw:text-box>
        </draw:frame>
        <draw:line draw:style-name="gr4" draw:text-style-name="P1" draw:layer="layout" svg:x1="5.751cm" svg:y1="4.118cm" svg:x2="9.906cm" svg:y2="4.118cm">
          <text:p/>
        </draw:line>
        <draw:frame draw:style-name="gr5" draw:text-style-name="P1" draw:layer="layout" svg:width="1.394cm" svg:height="2.201cm" svg:x="3.486cm" svg:y="3.718cm">
          <draw:image xlink:href="Pictures/100000000000017A00000255FDAE92E87512B8DC.jpg" xlink:type="simple" xlink:show="embed" xlink:actuate="onLoad">
            <text:p/>
          </draw:image>
        </draw:frame>
        <draw:frame draw:style-name="gr3" draw:text-style-name="P3" draw:layer="layout" svg:width="1.524cm" svg:height="0.806cm" svg:x="3.564cm" svg:y="7.866cm">
          <draw:text-box>
            <text:p><text:span text:style-name="T2">UE</text:span></text:p>
          </draw:text-box>
        </draw:frame>
        <draw:line draw:style-name="gr6" draw:text-style-name="P1" draw:layer="layout" svg:x1="7.882cm" svg:y1="4.98cm" svg:x2="7.882cm" svg:y2="5.85cm">
          <text:p/>
        </draw:line>
        <draw:frame draw:style-name="gr2" draw:text-style-name="P4" draw:layer="layout" svg:width="4.826cm" svg:height="1.207cm" svg:x="5.458cm" svg:y="7.529cm">
          <draw:text-box>
            <text:p text:style-name="P1"><text:span text:style-name="T1">Listening</text:span></text:p>
            <text:p text:style-name="P1"><text:span text:style-name="T1">(Passive IMSI-catcher)</text:span></text:p>
          </draw:text-box>
        </draw:frame>
        <draw:frame draw:style-name="gr5" draw:text-style-name="P1" draw:layer="layout" svg:width="3.428cm" svg:height="4.032cm" svg:x="11.612cm" svg:y="2.88cm">
          <draw:image xlink:href="Pictures/10000201000002A9000003203E884B1C.png" xlink:type="simple" xlink:show="embed" xlink:actuate="onLoad">
            <text:p/>
          </draw:image>
        </draw:frame>
        <draw:frame draw:style-name="gr5" draw:text-style-name="P1" draw:layer="layout" svg:width="1.655cm" svg:height="1.752cm" svg:x="7.065cm" svg:y="5.926cm">
          <draw:image xlink:href="Pictures/100002010000066B0000085A078AFC3F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08:45:17.083173716</meta:creation-date>
    <dc:date>2017-07-06T21:06:00.976284561</dc:date>
    <meta:editing-duration>P1DT11H13M54S</meta:editing-duration>
    <meta:editing-cycles>9</meta:editing-cycles>
    <meta:generator>LibreOffice/4.2.8.2$Linux_X86_64 LibreOffice_project/420m0$Build-2</meta:generator>
    <dc:creator>Khan A</dc:creator>
    <meta:document-statistic meta:object-count="34"/>
  </office:meta>
</office:document-meta>
</file>